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2.527cm" style:use-optimal-column-width="false"/>
    </style:style>
    <style:style style:name="co2" style:family="table-column">
      <style:table-column-properties style:column-width="2.526cm" style:use-optimal-column-width="false"/>
    </style:style>
    <style:style style:name="co3" style:family="table-column">
      <style:table-column-properties style:column-width="2.585cm" style:use-optimal-column-width="false"/>
    </style:style>
    <style:style style:name="co4" style:family="table-column">
      <style:table-column-properties style:column-width="2.596cm" style:use-optimal-column-width="false"/>
    </style:style>
    <style:style style:name="co5" style:family="table-column">
      <style:table-column-properties style:column-width="2.595cm" style:use-optimal-column-width="false"/>
    </style:style>
    <style:style style:name="co6" style:family="table-column">
      <style:table-column-properties style:column-width="2.557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fill-color="#dde8cb" draw:textarea-vertical-align="middle"/>
      <style:paragraph-properties fo:text-align="center"/>
      <style:text-properties style:font-name="TeXGyreHeros" fo:font-size="24pt" style:font-size-asian="24pt" style:font-size-complex="24pt"/>
    </style:style>
    <style:style style:name="ce2" style:family="table-cell">
      <loext:graphic-properties draw:fill-color="#ffdbb6" draw:textarea-vertical-align="middle"/>
      <style:paragraph-properties fo:text-align="center"/>
    </style:style>
    <style:style style:name="ce3" style:family="table-cell">
      <loext:graphic-properties draw:fill-color="#ffdbb6" draw:textarea-vertical-align="middle"/>
      <style:paragraph-properties fo:text-align="center"/>
      <style:text-properties style:font-name="TeXGyreHeros" fo:font-size="24pt" style:font-size-asian="24pt" style:font-size-complex="24pt"/>
    </style:style>
    <style:style style:name="ce4" style:family="table-cell">
      <loext:graphic-properties draw:fill-color="#ffdbb6" draw:textarea-vertical-align="middle"/>
      <style:text-properties style:font-name="TeXGyreHeros" fo:font-size="24pt" style:font-size-asian="24pt" style:font-size-complex="24pt"/>
    </style:style>
    <style:style style:name="P1" style:family="paragraph">
      <style:paragraph-properties fo:text-align="center"/>
      <style:text-properties style:font-name="TeXGyreHeros" fo:font-size="24pt" style:font-size-asian="24pt" style:font-size-complex="24pt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052cm" svg:height="1.998cm" svg:x="10.806cm" svg:y="1.1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0</text:p>
              </table:table-cell>
              <table:table-cell>
                <text:p text:style-name="P1">2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754cm" svg:height="1.998cm" svg:x="1.231cm" svg:y="5.0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1" table:default-cell-style-name="ce2">
              <table:table-cell>
                <text:p text:style-name="P1">2</text:p>
              </table:table-cell>
              <table:table-cell>
                <text:p text:style-name="P1">5</text:p>
              </table:table-cell>
              <table:table-cell>
                <text:p text:style-name="P1">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786cm" svg:height="1.998cm" svg:x="17.699cm" svg:y="5.09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ce4">
              <table:table-cell table:style-name="ce3">
                <text:p text:style-name="P1">25</text:p>
              </table:table-cell>
              <table:table-cell>
                <text:p text:style-name="P1">28</text:p>
              </table:table-cell>
              <table:table-cell>
                <text:p text:style-name="P1">4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556cm" svg:height="1.998cm" svg:x="12.119cm" svg:y="5.105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3">
                <text:p text:style-name="P1">15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2" draw:layer="layout" svg:x1="10.779cm" svg:y1="3.159cm" svg:x2="5.191cm" svg:y2="5.064cm">
          <text:p/>
        </draw:line>
        <draw:line draw:style-name="gr1" draw:text-style-name="P2" draw:layer="layout" svg:x1="13.346cm" svg:y1="3.159cm" svg:x2="13.346cm" svg:y2="5.191cm">
          <text:p/>
        </draw:line>
        <draw:line draw:style-name="gr1" draw:text-style-name="P2" draw:layer="layout" svg:x1="15.905cm" svg:y1="3.147cm" svg:x2="21.493cm" svg:y2="5.0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GyreHeros" svg:font-family="TeXGyreHero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6.67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12:36:02.490536069</meta:creation-date>
    <dc:date>2022-04-02T12:44:18.693763967</dc:date>
    <meta:editing-duration>PT8M16S</meta:editing-duration>
    <meta:editing-cycles>1</meta:editing-cycles>
    <meta:document-statistic meta:object-count="7"/>
    <meta:generator>LibreOffice/6.4.7.2$Linux_X86_64 LibreOffice_project/40$Build-2</meta:generator>
  </office:meta>
</office:document-meta>
</file>